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mbol" svg:font-family="Symbol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Bold1" svg:font-family="'Arial Bold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Bold" svg:font-family="'Arial Bold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language="es" fo:country="CL" fo:font-weight="bold" style:font-weight-asian="bold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text-properties fo:language="es" fo:country="CL" fo:font-style="italic" style:font-style-asian="italic"/>
    </style:style>
    <style:style style:name="P4" style:family="paragraph" style:parent-style-name="Standard">
      <style:text-properties fo:language="es" fo:country="CL" fo:font-weight="bold" style:font-weight-asian="bold"/>
    </style:style>
    <style:style style:name="P5" style:family="paragraph" style:parent-style-name="Standard">
      <style:text-properties fo:background-color="#00ccff"/>
    </style:style>
    <style:style style:name="P6" style:family="paragraph" style:parent-style-name="Standard">
      <style:paragraph-properties fo:margin-top="0in" fo:margin-bottom="0.139in" fo:line-height="115%" fo:text-align="start" style:justify-single-word="false"/>
      <style:text-properties fo:language="es" fo:country="CL" fo:font-weight="bold" style:font-weight-asian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fo:background-color="#00ccff"/>
    </style:style>
    <style:style style:name="P9" style:family="paragraph" style:parent-style-name="Standard" style:master-page-name="Standard">
      <style:paragraph-properties style:page-number="auto"/>
      <style:text-properties fo:language="es" fo:country="CL" fo:font-weight="bold" style:font-weight-asian="bold"/>
    </style:style>
    <style:style style:name="P10" style:family="paragraph" style:parent-style-name="Standard">
      <style:text-properties fo:language="es" fo:country="CL"/>
    </style:style>
    <style:style style:name="P11" style:family="paragraph" style:parent-style-name="Standard">
      <style:text-properties fo:language="es" fo:country="CL" fo:font-style="italic" style:font-style-asian="italic"/>
    </style:style>
    <style:style style:name="P12" style:family="paragraph" style:parent-style-name="Standard">
      <style:text-properties fo:language="es" fo:country="CL" fo:font-weight="bold" style:font-weight-asian="bold"/>
    </style:style>
    <style:style style:name="P13" style:family="paragraph" style:parent-style-name="Standard">
      <style:text-properties fo:language="es" fo:country="CL" fo:font-weight="bold" fo:background-color="#00ccff" style:font-weight-asian="bold"/>
    </style:style>
    <style:style style:name="P14" style:family="paragraph" style:parent-style-name="Standard" style:list-style-name="L1">
      <style:text-properties fo:background-color="#00ccff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language="es" fo:country="CL" fo:font-style="italic" style:font-style-asian="italic"/>
    </style:style>
    <style:style style:name="P16" style:family="paragraph" style:parent-style-name="Standard">
      <style:paragraph-properties fo:break-before="page"/>
      <style:text-properties fo:language="es" fo:country="CL" fo:font-weight="bold" style:font-weight-asian="bold"/>
    </style:style>
    <style:style style:name="P17" style:family="paragraph" style:parent-style-name="List_20_Paragraph" style:list-style-name="WWNum34">
      <style:text-properties fo:language="es" fo:country="CL"/>
    </style:style>
    <style:style style:name="P18" style:family="paragraph" style:parent-style-name="List_20_Paragraph" style:list-style-name="WWNum33">
      <style:text-properties fo:language="es" fo:country="CL"/>
    </style:style>
    <style:style style:name="P19" style:family="paragraph" style:parent-style-name="List_20_Paragraph" style:list-style-name="WWNum33">
      <style:text-properties fo:language="es" fo:country="CL" fo:font-style="italic" style:font-style-asian="italic"/>
    </style:style>
    <style:style style:name="P20" style:family="paragraph" style:parent-style-name="List_20_Paragraph" style:list-style-name="WWNum33">
      <style:text-properties fo:language="es" fo:country="CL" fo:font-style="italic" fo:background-color="#ffff00" style:font-style-asian="italic"/>
    </style:style>
    <style:style style:name="P21" style:family="paragraph" style:parent-style-name="List_20_Paragraph" style:list-style-name="WWNum33"/>
    <style:style style:name="P22" style:family="paragraph" style:parent-style-name="List_20_Paragraph" style:list-style-name="WWNum33">
      <style:paragraph-properties fo:margin-left="0in" fo:margin-right="0in" fo:text-indent="0in" style:auto-text-indent="false"/>
      <style:text-properties fo:language="es" fo:country="CL" fo:font-style="italic" fo:background-color="#ffff00" style:font-style-asian="italic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fo:language="es" fo:country="CL" fo:font-style="italic" fo:font-weight="normal" fo:background-color="#ffff00" style:font-style-asian="italic" style:font-weight-asian="normal" style:font-weight-complex="normal"/>
    </style:style>
    <style:style style:name="P24" style:family="paragraph" style:parent-style-name="List_20_Paragraph" style:list-style-name="WWNum33">
      <style:paragraph-properties fo:margin-left="0in" fo:margin-right="0in" fo:text-indent="0in" style:auto-text-indent="false"/>
      <style:text-properties fo:language="es" fo:country="CL" fo:font-style="italic" fo:font-weight="normal" fo:background-color="#ffff00" style:font-style-asian="italic" style:font-weight-asian="normal" style:font-weight-complex="normal"/>
    </style:style>
    <style:style style:name="T1" style:family="text">
      <style:text-properties fo:language="es" fo:country="CL"/>
    </style:style>
    <style:style style:name="T2" style:family="text">
      <style:text-properties fo:language="es" fo:country="CL" fo:font-weight="bold" style:font-weight-asian="bold"/>
    </style:style>
    <style:style style:name="T3" style:family="text">
      <style:text-properties fo:language="es" fo:country="CL" fo:font-style="italic" style:font-style-asian="italic"/>
    </style:style>
    <style:style style:name="T4" style:family="text">
      <style:text-properties fo:language="es" fo:country="CL" fo:font-style="italic" fo:background-color="#ffff00" style:font-style-asian="italic"/>
    </style:style>
    <style:style style:name="T5" style:family="text">
      <style:text-properties fo:language="es" fo:country="CL" fo:font-style="italic" fo:font-weight="bold" fo:background-color="#ffff00" style:font-style-asian="italic" style:font-weight-asian="bold"/>
    </style:style>
    <style:style style:name="T6" style:family="text">
      <style:text-properties fo:language="es" fo:country="CL" fo:font-style="italic" fo:font-weight="normal" fo:background-color="#ffff00" style:font-style-asian="italic" style:font-weight-asian="normal" style:font-weight-complex="normal"/>
    </style:style>
    <style:style style:name="T7" style:family="text">
      <style:text-properties fo:language="es" fo:country="CL" fo:background-color="#ffff00"/>
    </style:style>
    <style:style style:name="T8" style:family="text">
      <style:text-properties fo:language="es" fo:country="CL" fo:background-color="#ffff9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background-color="#fff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C-01 +actor+ Armando Whislist de Regalos desde Catálogos</text:p>
      <text:p text:style-name="Standard"><text:bookmark-start text:name="OLE_LINK1"/><text:bookmark-start text:name="OLE_LINK2"/><text:span text:style-name="T3">Desc</text:span><text:span text:style-name="T1">: </text:span></text:p>
      <text:p text:style-name="P10">El festejado recorre el catálogo buscando regalos que son de su gusto, una vez que encuentra un regalo que sea de su agrado, este lo “marca” y lo agrega a su Wishlist.</text:p>
      <text:p text:style-name="P3">Resultado Esperado (qué):</text:p>
      <text:list xml:id="list8043717235108672884" text:style-name="WWNum34">
        <text:list-item>
          <text:p text:style-name="P17">Wishlist con regalos deseados por festejado.</text:p>
        </text:list-item>
      </text:list>
      <text:p text:style-name="P2"><text:span text:style-name="T4">Resultado Esperado (porqué)</text:span><text:span text:style-name="T3">:</text:span></text:p>
      <text:p text:style-name="P15"/>
      <text:p text:style-name="P3">¿Qué pasa si?</text:p>
      <text:list xml:id="list4837961963173280926" text:style-name="WWNum33">
        <text:list-item>
          <text:p text:style-name="P18">Festejado está indeciso si agregar un wishlist.</text:p>
        </text:list-item>
        <text:list-item>
          <text:p text:style-name="P21"><text:span text:style-name="T1">Festejado cierra catálogo sin terminar de marcar un regalo. </text:span><text:span text:style-name="T7">¿estado, consecuencia?</text:span></text:p>
        </text:list-item>
      </text:list>
      <text:p text:style-name="P4"><text:bookmark-end text:name="OLE_LINK1"/><text:bookmark-end text:name="OLE_LINK2"/>UC-02 +actor+ Escogiendo y Obsequiando Regalo descrito en la Wishlist</text:p>
      <text:p text:style-name="Standard"><text:bookmark-start text:name="OLE_LINK3"/><text:bookmark-start text:name="OLE_LINK4"/><text:span text:style-name="T3">Desc</text:span><text:span text:style-name="T1">: </text:span></text:p>
      <text:p text:style-name="Standard"><text:span text:style-name="T1">Amigo escoge regalo de la wishlist del festejado para regalárselo. Una vez escogido el regalo pasa al </text:span><text:span text:style-name="T7">proceso ¿quién/rol lo lleva a cabo?</text:span><text:span text:style-name="T1"> de regalarlo, el cual </text:span><text:span text:style-name="T7">puede (redacción: “cuando … hace … ocurre...)</text:span><text:span text:style-name="T1"> ser completado como particular, colaborativo o fuera de línea, sacando el regalo de la wishlist y pasándolo al status de regalos realizados y comenzando el despacho del regalo.</text:span></text:p>
      <text:p text:style-name="P3">Resultado Esperado:</text:p>
      <text:list xml:id="list1939864179" text:continue-numbering="true" text:style-name="WWNum33">
        <text:list-item>
          <text:p text:style-name="P21"><text:span text:style-name="T1">Status para regalo como realizado </text:span><text:span text:style-name="T7">¿qué acción de valor puede hacer con eso?</text:span></text:p>
        </text:list-item>
        <text:list-item>
          <text:p text:style-name="P21"><text:span text:style-name="T1">Ticket de despacho </text:span><text:span text:style-name="T7">¿qué acción de valor puede hacer con eso?</text:span></text:p>
        </text:list-item>
        <text:list-item>
          <text:p text:style-name="P21"><text:span text:style-name="T7">Falta: el pago está hecho y habilita el despacho.</text:span></text:p>
          <text:p text:style-name="P22">Objetivo del usuario (porqué):</text:p>
        </text:list-item>
        <text:list-item>
          <text:p text:style-name="P20">Aqui hay valor para 2 actores (a) Amigo gana relacion (b) Comercio gana dinero (c) Festejado queda contento</text:p>
          <text:p text:style-name="P22">ej. mantiente relacion amistosa</text:p>
          <text:p text:style-name="P22">en gen: gana $, tiempo, conocimiento, relaciones habilitadoras (amistad)</text:p>
        </text:list-item>
      </text:list>
      <text:p text:style-name="P3">¿Qué pasa si?</text:p>
      <text:list xml:id="list832682155" text:continue-numbering="true" text:style-name="WWNum33">
        <text:list-item>
          <text:p text:style-name="P21"><text:span text:style-name="T1">No hay stock para el regalo elegido </text:span><text:span text:style-name="T7">(Stock de regalo futuro)</text:span><text:span text:style-name="T1">.</text:span></text:p>
        </text:list-item>
        <text:list-item>
          <text:p text:style-name="P18"><text:soft-page-break/>Regalo elegido justo es elegido también por otra persona.</text:p>
        </text:list-item>
        <text:list-item>
          <text:p text:style-name="P21"><text:span text:style-name="T1">No hay confirmación de proceso de despacho o retiro en local. </text:span><text:span text:style-name="T4">¿quiénes/roles se ven afectados?</text:span></text:p>
        </text:list-item>
      </text:list>
      <text:p text:style-name="P4"><text:bookmark-end text:name="OLE_LINK3"/><text:bookmark-end text:name="OLE_LINK4"/></text:p>
      <text:p text:style-name="P7"><text:bookmark-start text:name="OLE_LINK5"/><text:span text:style-name="T2">UC-03 </text:span><text:span text:style-name="T5">¿Actor? </text:span><text:span text:style-name="T2">Armando Catálogo de Opciones de Regalo</text:span></text:p>
      <text:p text:style-name="Standard"><text:span text:style-name="T3">Desc</text:span><text:span text:style-name="T1">: </text:span></text:p>
      <text:p text:style-name="Standard"><text:span text:style-name="T1">IDEA: El administrador de regalo de acuerdo a las preferencias de la wishlist armará un catálogo con opciones de regalo. </text:span><text:span text:style-name="T6">Esto muestra una intención, lo que hay que mostrar son las acciones llevadas a cabo, los actores que interactúan y los objetos manipulados.</text:span></text:p>
      <text:p text:style-name="Standard"><text:span text:style-name="T6"/></text:p>
      <text:p text:style-name="P3">Resultado Esperado:</text:p>
      <text:list xml:id="list45055966" text:continue-numbering="true" text:style-name="WWNum33">
        <text:list-item>
          <text:p text:style-name="P21"><text:bookmark-start text:name="OLE_LINK22"/><text:bookmark-start text:name="OLE_LINK23"/><text:span text:style-name="T3">Lista con regalos alternativos disponibles </text:span><text:span text:style-name="T6">¿quién hace qué con eso?</text:span></text:p>
          <text:p text:style-name="P24">Objetivo del usuario (porqué):</text:p>
          <text:p text:style-name="P24"/>
        </text:list-item>
      </text:list>
      <text:p text:style-name="P3"><text:bookmark-end text:name="OLE_LINK22"/><text:bookmark-end text:name="OLE_LINK23"/>¿Qué pasa si?</text:p>
      <text:list xml:id="list1201559635" text:continue-numbering="true" text:style-name="WWNum33">
        <text:list-item>
          <text:p text:style-name="P21"><text:span text:style-name="T3">No existe alternativa </text:span><text:span text:style-name="T6">¿no se entiente?</text:span></text:p>
        </text:list-item>
        <text:list-item>
          <text:p text:style-name="P19">Si alternativas no le gustan a festejado</text:p>
        </text:list-item>
        <text:list-item>
          <text:p text:style-name="P21"><text:span text:style-name="T3">Alternativas presentadas no concuerdan con criterio de alternativa de los amigos y festejados. </text:span><text:span text:style-name="T6">¿ejemplo?</text:span></text:p>
        </text:list-item>
      </text:list>
      <text:p text:style-name="P4"><text:bookmark-end text:name="OLE_LINK5"/><text:bookmark-start text:name="OLE_LINK6"/>UC-04 Ofreciendo Sugerencia de Regalo de Acuerdo a comportamiento</text:p>
      <text:p text:style-name="Standard"><text:span text:style-name="T3">Desc</text:span><text:span text:style-name="T1">: </text:span></text:p>
      <text:p text:style-name="Standard"><text:span text:style-name="T1">Administrador de regalos ofrece regalos de catálogo a festejado de acuerdo a su comportamiento. </text:span><text:span text:style-name="T6">¿Redacción demasiado interpretativa: quién/qué gatilla qué acciones?</text:span></text:p>
      <text:p text:style-name="P3">Resultado Esperado:</text:p>
      <text:list xml:id="list1421508894" text:continue-numbering="true" text:style-name="WWNum33">
        <text:list-item>
          <text:p text:style-name="P19">Lista con regalos alternativos disponibles a festejado</text:p>
          <text:p text:style-name="P24">Objetivo del usuario (porqué)</text:p>
          <text:p text:style-name="P24"/>
        </text:list-item>
      </text:list>
      <text:p text:style-name="P3">¿Qué pasa si?</text:p>
      <text:p text:style-name="P23">Aquí también debería ir una lista de reglas de negocio, que precisan “comportamiento” y cómo el comportamiento determina las sugerencias ofrecidas. Agregar subpunto/subseccion Reglas</text:p>
      <text:p text:style-name="Standard"><text:bookmark-end text:name="OLE_LINK6"/><text:bookmark-start text:name="OLE_LINK7"/><text:bookmark-start text:name="OLE_LINK8"/><text:span text:style-name="T2">UC-05 </text:span><text:span text:style-name="T6">¿Actor? </text:span><text:span text:style-name="T2">Ofreciendo opciones de regalo a Deseo de regalo</text:span></text:p>
      <text:p text:style-name="P3">SIMILAR AL ANTERIOR. PENDIENTE: ¿sacar?</text:p>
      <text:p text:style-name="P23"><text:soft-page-break/>Es importante mostrar cual es la diferencia con la anterior, sino sacar el caso de uso.</text:p>
      <text:p text:style-name="Standard"><text:bookmark-end text:name="OLE_LINK7"/><text:bookmark-end text:name="OLE_LINK8"/><text:bookmark-start text:name="OLE_LINK9"/><text:bookmark-start text:name="OLE_LINK10"/><text:span text:style-name="T2">UC-06 </text:span><text:span text:style-name="T6">¿Actor? </text:span><text:span text:style-name="T2">Pagando Regalo</text:span></text:p>
      <text:p text:style-name="Standard"><text:span text:style-name="T3">Desc</text:span><text:span text:style-name="T1">: </text:span></text:p>
      <text:p text:style-name="Standard"><text:span text:style-name="T1">Una vez que amigo decide obsequiar un regalo al festejado (inclui</text:span><text:span text:style-name="T8">do por</text:span><text:span text:style-name="T1"> UC-02), tiene la posibilidad </text:span><text:span text:style-name="T6">(describir qué hace, no es una lista de opciones. Aquí se muestra el escenario feliz o más importante)</text:span><text:span text:style-name="T1"> de pagarlo online. </text:span><text:span text:style-name="T7">(DECIDIR SI SE GESTIONARÁ PAGO EN APLICACIÓN O SE VINCULARA A APP EXTERNA)</text:span></text:p>
      <text:p text:style-name="P23">Falta describir qué pasa una vez realizado el pago, p.ej. Enviar un mail al Preparador de Regalos.</text:p>
      <text:p text:style-name="P3">Resultado Esperado:</text:p>
      <text:list xml:id="list906499293" text:continue-numbering="true" text:style-name="WWNum33">
        <text:list-item>
          <text:p text:style-name="P18">Número de orden de servicio o pago. <text:span text:style-name="T10">El Programador de despacho entre el nro.. al Amigo.</text:span></text:p>
        </text:list-item>
        <text:list-item>
          <text:p text:style-name="P18">Comprobante de pago. <text:span text:style-name="T10">De quien a quien, ej. el Vendedor entrega el comprobante de pago al Amigo.</text:span></text:p>
          <text:p text:style-name="P24">Objetivo del usuario (porqué)</text:p>
          <text:p text:style-name="P24"/>
        </text:list-item>
      </text:list>
      <text:p text:style-name="P3">¿Qué pasa si?</text:p>
      <text:list xml:id="list1390716270" text:continue-numbering="true" text:style-name="WWNum33">
        <text:list-item>
          <text:p text:style-name="P19">Servicio se interrumpe en pleno pago.</text:p>
        </text:list-item>
        <text:list-item>
          <text:p text:style-name="P19">Pago se realiza y no llega comprobante.</text:p>
        </text:list-item>
        <text:list-item>
          <text:p text:style-name="P19"><text:bookmark-start text:name="OLE_LINK24"/><text:bookmark-start text:name="OLE_LINK25"/>Pago se realiza y no hay stock.</text:p>
        </text:list-item>
      </text:list>
      <text:p text:style-name="Standard"><text:bookmark-end text:name="OLE_LINK9"/><text:bookmark-end text:name="OLE_LINK10"/><text:bookmark-end text:name="OLE_LINK24"/><text:bookmark-end text:name="OLE_LINK25"/><text:bookmark-start text:name="OLE_LINK11"/><text:bookmark-start text:name="OLE_LINK12"/><text:span text:style-name="T2">UC-07 </text:span><text:span text:style-name="T6">¿Actor? </text:span><text:span text:style-name="T2">Manejando </text:span><text:span text:style-name="T6">(usar verbo más concreto) </text:span><text:span text:style-name="T2">Stock de Regalos</text:span></text:p>
      <text:p text:style-name="Standard"><text:span text:style-name="T3">Desc</text:span><text:span text:style-name="T1">: </text:span></text:p>
      <text:p text:style-name="Standard"><text:span text:style-name="T1">Cuando se </text:span><text:span text:style-name="T6">¿Actor?</text:span><text:span text:style-name="T1"> pasa a plataforma de pago se debe (</text:span><text:span text:style-name="T6">No describir intenciones, sino acciones y resultados tangibles) </text:span><text:span text:style-name="T1">reservar stock <text:s/>del producto.</text:span></text:p>
      <text:p text:style-name="Standard"><text:span text:style-name="T6">¿IDEA? </text:span><text:span text:style-name="T1">Se debe actualizar el stock periódicamente si es que no hay opción de tenerlo online. </text:span></text:p>
      <text:p text:style-name="P3">Resultado Esperado:</text:p>
      <text:list xml:id="list2098572997" text:continue-numbering="true" text:style-name="WWNum33">
        <text:list-item>
          <text:p text:style-name="P18">Stock actualizado.</text:p>
        </text:list-item>
        <text:list-item>
          <text:p text:style-name="P18">Gestión de compras sin problemas de stock.</text:p>
        </text:list-item>
      </text:list>
      <text:p text:style-name="P23">¿Objetivo del usuario?</text:p>
      <text:p text:style-name="P23"/>
      <text:p text:style-name="P3">¿Qué pasa si?</text:p>
      <text:list xml:id="list155773865" text:continue-numbering="true" text:style-name="WWNum33">
        <text:list-item>
          <text:p text:style-name="P21"><text:soft-page-break/><text:span text:style-name="T1">Pago se realiza y no hay stock. </text:span><text:span text:style-name="T6">Redacción: “Uno o varios regalos reservados están pagados pero no hay stock para despacharlos”</text:span></text:p>
        </text:list-item>
        <text:list-item>
          <text:p text:style-name="P21"><text:span text:style-name="T1">Stock esta desactualizado </text:span><text:span text:style-name="T6">¿más preciso?</text:span></text:p>
        </text:list-item>
        <text:list-item>
          <text:p text:style-name="P21"><text:span text:style-name="T1">No hay periodicidad en la cuenta del stock </text:span><text:span text:style-name="T6">¿más precisamente?</text:span></text:p>
        </text:list-item>
      </text:list>
      <text:p text:style-name="Standard"><text:bookmark-end text:name="OLE_LINK11"/><text:bookmark-end text:name="OLE_LINK12"/><text:bookmark-start text:name="OLE_LINK13"/><text:bookmark-start text:name="OLE_LINK14"/><text:span text:style-name="T2">UC-08 </text:span><text:span text:style-name="T6">¿Actor? </text:span><text:span text:style-name="T2">Estableciendo Regalo como colaborativo</text:span></text:p>
      <text:p text:style-name="Standard"><text:span text:style-name="T3">Desc</text:span><text:span text:style-name="T1">: </text:span></text:p>
      <text:p text:style-name="Standard"><text:span text:style-name="T1">Amigo estable regalo como colaborativo, con lo que se le notifica en wishlist que regalo puede ser compartido por más de un amigo. La colaboración es sobre él % del valor del regalo. </text:span><text:span text:style-name="T6">(Falta hacer aparecer las interacciones, pues cómo se enteran los otros que hay un regalo grupal y cómo participan del mismo?)</text:span></text:p>
      <text:p text:style-name="P3">Resultado Esperado:</text:p>
      <text:list xml:id="list1034227083" text:continue-numbering="true" text:style-name="WWNum33">
        <text:list-item>
          <text:p text:style-name="P21"><text:span text:style-name="T1">Se pueda hacer un regalo por más de un amigo. </text:span><text:span text:style-name="T6">(no ser potencial, mejor “otros amigos son invitados a hacer un regalo grupal”)</text:span></text:p>
          <text:p text:style-name="P24">Objetivo del usuario (porqué)</text:p>
          <text:p text:style-name="P24"/>
        </text:list-item>
      </text:list>
      <text:p text:style-name="P3">¿Qué pasa si?</text:p>
      <text:list xml:id="list1311745119" text:continue-numbering="true" text:style-name="WWNum33">
        <text:list-item>
          <text:p text:style-name="P21"><text:span text:style-name="T1">Un amigo ya no quiere hacer regalo colaborativo y lo quiere regalar completamente </text:span><text:span text:style-name="T6">¿solo?</text:span><text:span text:style-name="T1">. </text:span><text:span text:style-name="T6">(Ojo redacción, ej:“Luego de invitar otros amigos a hacer un regalo grupal, el iniciador quiere hacer el regalo por cuenta propia”. Colocar condición y luego acciones dada esa condición.</text:span></text:p>
        </text:list-item>
        <text:list-item>
          <text:p text:style-name="P21"><text:span text:style-name="T1">Un amigo ya no quiere hacer regalo colaborativo, por que encontró otro regalo para hacer. </text:span><text:span text:style-name="T6">(Ojo: “marcar” un regalo como colaborativo es un caso de uso distinto de “hacer un regalo grupal”. Esta condición es del 2º caso)</text:span></text:p>
        </text:list-item>
      </text:list>
      <text:p text:style-name="P13"><text:bookmark-end text:name="OLE_LINK13"/><text:bookmark-end text:name="OLE_LINK14"/>YBL : revisé hasta aquí ver comentarios al final</text:p>
      <text:p text:style-name="Standard"><text:bookmark-start text:name="OLE_LINK15"/><text:span text:style-name="T2">UC-09 </text:span><text:span text:style-name="T2">Cambiando Regalo</text:span></text:p>
      <text:p text:style-name="Standard"><text:span text:style-name="T3">Desc</text:span><text:span text:style-name="T1">: </text:span></text:p>
      <text:p text:style-name="Standard"><text:span text:style-name="T1">El festejado aunque eligio un regalo de la wishlist y el amigo se lo regalo ahí, puede ser que por algún motivo extraño al tener el regalo en sus manos decide que no es de su agrado y decide cambiarlo. O el producto no llega en buenas condiciones. </text:span><text:span text:style-name="T7">(Falta logística del cambio en el diagrama de C:U)</text:span></text:p>
      <text:p text:style-name="P3">Resultado Esperado:</text:p>
      <text:list xml:id="list1101826625" text:continue-numbering="true" text:style-name="WWNum33">
        <text:list-item>
          <text:p text:style-name="P21"><text:span text:style-name="T3">Recibir el regalo que corresponde o algún regalo alternativo o el reembolso del dinero. En el último caso, se asume el dinero como regalo</text:span><text:span text:style-name="T4">. (¿Cómo se realizará la devolución del dinero?)</text:span></text:p>
        </text:list-item>
      </text:list>
      <text:p text:style-name="P3"/>
      <text:p text:style-name="P3"><text:soft-page-break/>¿Qué pasa si?</text:p>
      <text:list xml:id="list2093357597" text:continue-numbering="true" text:style-name="WWNum33">
        <text:list-item>
          <text:p text:style-name="P19">Comercio no acepta la devolución del artículo.</text:p>
        </text:list-item>
        <text:list-item>
          <text:p text:style-name="P19">Artículo se pierde en logística de devolución.</text:p>
        </text:list-item>
      </text:list>
      <text:p text:style-name="P6"><text:bookmark-end text:name="OLE_LINK15"/><text:bookmark-start text:name="OLE_LINK16"/><text:bookmark-start text:name="OLE_LINK17"/></text:p>
      <text:p text:style-name="P16">UC-10 Registrandose en la App</text:p>
      <text:p text:style-name="Standard"><text:span text:style-name="T3">Desc</text:span><text:span text:style-name="T1">: </text:span></text:p>
      <text:p text:style-name="P10">Amigo y Festejado se registran en la App y buscan a sus amigos. (Falta C:U) extends</text:p>
      <text:p text:style-name="P3">Resultado Esperado:</text:p>
      <text:p text:style-name="P3">Obtener lista de amigos en la aplicación.</text:p>
      <text:p text:style-name="P3">¿Qué pasa si?</text:p>
      <text:list xml:id="list744285921" text:continue-numbering="true" text:style-name="WWNum33">
        <text:list-item>
          <text:p text:style-name="P18">Amigo no está registrado</text:p>
        </text:list-item>
      </text:list>
      <text:p text:style-name="P1"/>
      <text:p text:style-name="P4"/>
      <text:p text:style-name="P4"><text:bookmark-start text:name="OLE_LINK18"/><text:bookmark-start text:name="OLE_LINK19"/>UC-12 Registrandose Manual</text:p>
      <text:p text:style-name="Standard"><text:span text:style-name="T3">Desc</text:span><text:span text:style-name="T1">: </text:span></text:p>
      <text:p text:style-name="P10">Amigos/festejados ingresan sus datos a formulario manual. Para el ingreso en la aplicación.</text:p>
      <text:p text:style-name="P3">Resultado Esperado:</text:p>
      <text:p text:style-name="P3">Registro ok</text:p>
      <text:p text:style-name="P3">¿Qué pasa si?</text:p>
      <text:list xml:id="list1135427355" text:continue-numbering="true" text:style-name="WWNum33">
        <text:list-item>
          <text:p text:style-name="P19">Se cae la comunicación en medio del registro.</text:p>
        </text:list-item>
        <text:list-item>
          <text:p text:style-name="P19">Registro no es exitoso.</text:p>
        </text:list-item>
      </text:list>
      <text:p text:style-name="P4"><text:bookmark-end text:name="OLE_LINK18"/><text:bookmark-end text:name="OLE_LINK19"/><text:bookmark-start text:name="OLE_LINK20"/>UC-13 Registrandose Facebook</text:p>
      <text:p text:style-name="Standard"><text:span text:style-name="T3">Desc</text:span><text:span text:style-name="T1">: </text:span></text:p>
      <text:p text:style-name="P10">Extiende al anterior (UC-12) pero con usuario de facebook</text:p>
      <text:p text:style-name="P3">Resultado Esperado:</text:p>
      <text:p text:style-name="P10">Registro con Facebook exitoso</text:p>
      <text:p text:style-name="P3">¿Qué pasa si?</text:p>
      <text:list xml:id="list420070037" text:continue-numbering="true" text:style-name="WWNum33">
        <text:list-item>
          <text:p text:style-name="P19">Se cae la comunicación en medio del registro.</text:p>
        </text:list-item>
        <text:list-item>
          <text:p text:style-name="P19">Registro no es exitoso.</text:p>
        </text:list-item>
      </text:list>
      <text:p text:style-name="P6"><text:bookmark-end text:name="OLE_LINK20"/><text:bookmark-start text:name="OLE_LINK21"/><text:soft-page-break/></text:p>
      <text:p text:style-name="P16"><text:bookmark text:name="_GoBack"/>UC-14 Registrandose Google+</text:p>
      <text:p text:style-name="P10">Extiende al anterior (UC-12) pero con usuario de facebook</text:p>
      <text:p text:style-name="Standard"><text:span text:style-name="T3">Desc</text:span><text:span text:style-name="T1">: </text:span></text:p>
      <text:p text:style-name="P3">Resultado Esperado:</text:p>
      <text:p text:style-name="Standard"><text:span text:style-name="T3">-</text:span><text:span text:style-name="T1"> Registro con Facebook exitoso</text:span></text:p>
      <text:p text:style-name="P3">¿Qué pasa si?</text:p>
      <text:list xml:id="list137513422" text:continue-numbering="true" text:style-name="WWNum33">
        <text:list-item>
          <text:p text:style-name="P19">Se cae la comunicación en medio del registro.</text:p>
        </text:list-item>
        <text:list-item>
          <text:p text:style-name="P19">Registro no es exitoso.</text:p>
        </text:list-item>
      </text:list>
      <text:p text:style-name="P3"/>
      <text:p text:style-name="P4"><text:bookmark-end text:name="OLE_LINK21"/>UC-15 Notificando Entrega de Regalo</text:p>
      <text:p text:style-name="Standard"><text:span text:style-name="T3">Desc</text:span><text:span text:style-name="T1">: </text:span></text:p>
      <text:p text:style-name="P10">Entrega de regalo se realiza satisfactoriamente.</text:p>
      <text:p text:style-name="P3">Resultado Esperado:</text:p>
      <text:p text:style-name="P3">Registro de entrega de regalo es notificado y disponible para consulta por Amigo.</text:p>
      <text:p text:style-name="P3">¿Qué pasa si?</text:p>
      <text:list xml:id="list621967539" text:continue-numbering="true" text:style-name="WWNum33">
        <text:list-item>
          <text:p text:style-name="P18">Regalo se entrega pero no hay registro.</text:p>
        </text:list-item>
        <text:list-item>
          <text:p text:style-name="P18">Hay registro y regalo no se entrega.</text:p>
        </text:list-item>
        <text:list-item>
          <text:p text:style-name="P18">No hay registro ni entrega.</text:p>
        </text:list-item>
      </text:list>
      <text:p text:style-name="P5"><text:bookmark-end text:name="OLE_LINK16"/><text:bookmark-end text:name="OLE_LINK17"/></text:p>
      <text:p text:style-name="P8">YBL: Comentarios de revisión de tarea</text:p>
      <text:list xml:id="list6502518325721632636" text:style-name="L1">
        <text:list-item>
          <text:p text:style-name="P14">En el título colocar el actor</text:p>
        </text:list-item>
        <text:list-item>
          <text:p text:style-name="P14">La descripción debe describir un actor/<text:span text:style-name="T9">rol</text:span> que lleva a cabo <text:span text:style-name="T9">acciones</text:span> y genera <text:span text:style-name="T9">resultados tangibles</text:span>.</text:p>
          <text:list>
            <text:list-item>
              <text:p text:style-name="P14">Mostrar interacciones entre personas/roles</text:p>
            </text:list-item>
            <text:list-item>
              <text:p text:style-name="P14">No ser potencial (“puede”, “debe”)</text:p>
            </text:list-item>
            <text:list-item>
              <text:p text:style-name="P14">No ser impersonal: “se ...”, siempre precisar el actor que realiza la acción.</text:p>
            </text:list-item>
            <text:list-item>
              <text:p text:style-name="P14">No hacer una lista de opciones. Describir un solo flujo de acciones que llega al final feliz (en la descripción)</text:p>
            </text:list-item>
          </text:list>
        </text:list-item>
        <text:list-item>
          <text:p text:style-name="P14">En todos los casos de uso faltó el “Objetivo del usuario (porqué)”</text:p>
        </text:list-item>
        <text:list-item>
          <text:p text:style-name="P14">Escenarios: deben describir</text:p>
          <text:list>
            <text:list-item>
              <text:p text:style-name="P14">a) una condición precisa/concreta (que afecta alguien)</text:p>
            </text:list-item>
            <text:list-item>
              <text:p text:style-name="P14">b) las acciones que se llevan a cabo para terminar el caso de uso (Nota: esta tarea no tenía que agregarlas)</text:p>
            </text:list-item>
            <text:list-item>
              <text:p text:style-name="P14">Hacer ver que tienen implicancias, un impacto sobre alguien</text:p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mbol" svg:font-family="Symbol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Bold1" svg:font-family="'Arial Bold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Bold" svg:font-family="'Arial Bold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AU" style:font-name-asian="Arial3" style:font-size-asian="11pt" style:language-asian="en" style:country-asian="US" style:font-name-complex="Arial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665in" fo:margin-bottom="0.1665in" fo:line-height="100%" fo:text-align="justify" style:justify-single-word="false" fo:orphans="2" fo:widows="2" style:writing-mode="lr-tb"/>
      <style:text-properties style:use-window-font-color="true" style:font-name="Arial" fo:font-size="10pt" style:font-size-asian="10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5in" fo:margin-bottom="0.1665in" fo:line-height="100%" fo:text-align="justify" style:justify-single-word="false" fo:orphans="2" fo:widows="2" fo:padding-left="0in" fo:padding-right="0in" fo:padding-top="0.0417in" fo:padding-bottom="0in" fo:border-left="none" fo:border-right="none" fo:border-top="0.0071in solid #00000a" fo:border-bottom="none" fo:keep-with-next="always" style:writing-mode="lr-tb"/>
      <style:text-properties style:use-window-font-color="true" style:font-name="Arial Bold" fo:font-size="14pt" fo:font-weight="bold" style:font-name-asian="Times New Roman" style:font-size-asian="14pt" style:language-asian="en" style:country-asian="AU" style:font-weight-asian="bold" style:font-name-complex="Times New Roman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list-style-name="Outline" style:class="text">
      <style:paragraph-properties fo:margin-top="0.5in" fo:margin-bottom="0.0417in" fo:line-height="100%" fo:text-align="justify" style:justify-single-word="false" fo:orphans="2" fo:widows="2" fo:padding-left="0in" fo:padding-right="0in" fo:padding-top="0.0417in" fo:padding-bottom="0in" fo:border-left="none" fo:border-right="none" fo:border-top="0.0071in solid #00000a" fo:border-bottom="none" fo:keep-with-next="always" style:writing-mode="lr-tb"/>
      <style:text-properties style:use-window-font-color="true" style:font-name="Arial Bold" fo:font-size="12pt" fo:font-weight="bold" style:letter-kerning="true" style:font-name-asian="Times New Roman" style:font-size-asian="12pt" style:language-asian="en" style:country-asian="AU" style:font-weight-asian="bold" style:font-name-complex="Arial3" style:font-size-complex="16pt" style:font-weight-complex="bold"/>
    </style:style>
    <style:style style:name="Heading_20_2" style:display-name="Heading 2" style:family="paragraph" style:parent-style-name="Heading" style:next-style-name="Text_20_body" style:list-style-name="Outline" style:class="text">
      <style:paragraph-properties fo:margin-top="0.1665in" fo:margin-bottom="0.0417in" fo:line-height="100%" fo:text-align="justify" style:justify-single-word="false" fo:orphans="2" fo:widows="2" fo:keep-with-next="always" style:writing-mode="lr-tb"/>
      <style:text-properties style:use-window-font-color="true" style:font-name="Arial1" fo:font-size="10pt" fo:font-weight="bold" style:font-name-asian="Times New Roman" style:font-size-asian="10pt" style:language-asian="en" style:country-asian="AU" style:font-weight-asian="bold" style:font-name-complex="Arial3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>
      <style:paragraph-properties fo:margin-top="0.1665in" fo:margin-bottom="0.0417in" fo:line-height="100%" fo:text-align="justify" style:justify-single-word="false" fo:orphans="2" fo:widows="2" fo:keep-with-next="always" style:writing-mode="lr-tb"/>
      <style:text-properties style:use-window-font-color="true" style:font-name="Arial1" fo:font-size="10pt" fo:font-weight="bold" style:font-name-asian="Times New Roman" style:font-size-asian="10pt" style:language-asian="en" style:country-asian="AU" style:font-weight-asian="bold" style:font-name-complex="Arial3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1665in" fo:margin-bottom="0.0417in" fo:line-height="100%" fo:text-align="justify" style:justify-single-word="false" fo:orphans="2" fo:widows="2" fo:keep-with-next="always" style:writing-mode="lr-tb"/>
      <style:text-properties style:use-window-font-color="true" style:font-name="Arial1" fo:font-size="10pt" style:font-name-asian="Times New Roman" style:font-size-asian="10pt" style:language-asian="en" style:country-asian="AU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fo:keep-together="always" fo:keep-with-next="always"/>
      <style:text-properties fo:color="#4a0b16" style:font-name="Arial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fo:keep-together="always" fo:keep-with-next="always"/>
      <style:text-properties fo:color="#4a0b16" style:font-name="Arial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 fo:keep-together="always" fo:keep-with-next="always"/>
      <style:text-properties fo:color="#404040" style:font-name="Arial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 fo:keep-together="always" fo:keep-with-next="always"/>
      <style:text-properties fo:color="#404040" style:font-name="Arial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 fo:keep-together="always" fo:keep-with-next="always"/>
      <style:text-properties fo:color="#404040" style:font-name="Arial" fo:font-style="italic" style:font-style-asian="italic" style:font-size-complex="10pt" style:font-style-complex="italic"/>
    </style:style>
    <style:style style:name="Appendix" style:family="paragraph" style:parent-style-name="Heading" style:default-outline-level="" style:list-style-name="">
      <style:paragraph-properties fo:margin-top="0.5in" fo:margin-bottom="0.0835in" fo:break-before="page"/>
    </style:style>
    <style:style style:name="Attachment" style:family="paragraph" style:parent-style-name="Heading" style:default-outline-level="" style:list-style-name="">
      <style:paragraph-properties fo:break-before="page"/>
    </style:style>
    <style:style style:name="Ausenco_20_Normal" style:display-name="Ausenco Normal" style:family="paragraph" style:default-outline-level="" style:list-style-name="">
      <style:paragraph-properties fo:margin-top="0.1665in" fo:margin-bottom="0.1665in" fo:line-height="100%" fo:text-align="justify" style:justify-single-word="false" fo:orphans="2" fo:widows="2" style:writing-mode="lr-tb"/>
      <style:text-properties style:use-window-font-color="true" style:font-name="Arial" fo:font-size="10pt" style:font-name-asian="Times New Roman" style:font-size-asian="10pt" style:language-asian="en" style:country-asian="AU" style:font-name-complex="Times New Roman" style:font-size-complex="12pt"/>
    </style:style>
    <style:style style:name="Ausenco_20_Normal_20_Indent" style:display-name="Ausenco Normal Indent" style:family="paragraph" style:parent-style-name="Ausenco_20_Normal" style:default-outline-level="" style:list-style-name="">
      <style:paragraph-properties fo:margin-left="0.5909in" fo:margin-right="0in" fo:text-indent="0in" style:auto-text-indent="false"/>
    </style:style>
    <style:style style:name="Bibliography" style:family="paragraph" style:parent-style-name="Ausenco_20_Normal_20_Indent" style:default-outline-level="" style:list-style-name="">
      <style:paragraph-properties fo:margin-left="0.9846in" fo:margin-right="0in" fo:text-indent="-0.3937in" style:auto-text-indent="false"/>
    </style:style>
    <style:style style:name="caption" style:family="paragraph" style:default-outline-level="" style:list-style-name="">
      <style:paragraph-properties fo:margin-left="0.5909in" fo:margin-right="0in" fo:margin-top="0.0835in" fo:margin-bottom="0.0835in" fo:line-height="100%" fo:text-align="justify" style:justify-single-word="false" fo:orphans="2" fo:widows="2" fo:text-indent="0in" style:auto-text-indent="false" fo:keep-with-next="always" style:writing-mode="lr-tb"/>
      <style:text-properties style:use-window-font-color="true" style:font-name="Arial" fo:font-size="8pt" fo:font-weight="bold" style:font-name-asian="Times New Roman" style:font-size-asian="8pt" style:language-asian="en" style:country-asian="AU" style:font-weight-asian="bold" style:font-name-complex="Times New Roman" style:font-size-complex="10pt" style:font-weight-complex="bold"/>
    </style:style>
    <style:style style:name="Hanging_20_Indent" style:display-name="Hanging Indent" style:family="paragraph" style:parent-style-name="Ausenco_20_Normal_20_Indent" style:default-outline-level="" style:list-style-name="">
      <style:paragraph-properties fo:margin-left="2.7571in" fo:margin-right="0in" fo:margin-top="0.0835in" fo:margin-bottom="0.0835in" fo:text-indent="-2.1661in" style:auto-text-indent="false"/>
    </style:style>
    <style:style style:name="Image" style:family="paragraph" style:parent-style-name="Ausenco_20_Normal" style:default-outline-level="" style:list-style-name="">
      <style:paragraph-properties fo:margin-left="0.5909in" fo:margin-right="0in" fo:margin-top="0.0835in" fo:margin-bottom="0.0835in" fo:text-indent="0in" style:auto-text-indent="false" fo:keep-with-next="always"/>
    </style:style>
    <style:style style:name="List_20_-_20_Bullet_20_1" style:display-name="List - Bullet 1" style:family="paragraph" style:parent-style-name="Ausenco_20_Normal_20_Indent" style:default-outline-level="" style:list-style-name="">
      <style:paragraph-properties fo:margin-top="0.0835in" fo:margin-bottom="0.0835in" fo:keep-together="always"/>
    </style:style>
    <style:style style:name="List_20_-_20_Bullet_20_2" style:display-name="List - Bullet 2" style:family="paragraph" style:parent-style-name="Ausenco_20_Normal_20_Indent" style:default-outline-level="" style:list-style-name="">
      <style:paragraph-properties fo:margin-top="0.0835in" fo:margin-bottom="0.0835in"/>
    </style:style>
    <style:style style:name="List_20_-_20_Bullet_20_3" style:display-name="List - Bullet 3" style:family="paragraph" style:parent-style-name="Ausenco_20_Normal_20_Indent" style:default-outline-level="" style:list-style-name="">
      <style:paragraph-properties fo:margin-top="0.0417in" fo:margin-bottom="0.0417in"/>
    </style:style>
    <style:style style:name="List_20_-_20_Number_20_1" style:display-name="List - Number 1" style:family="paragraph" style:parent-style-name="Ausenco_20_Normal_20_Indent" style:list-style-name="Outline">
      <style:paragraph-properties fo:margin-top="0.0835in" fo:margin-bottom="0.0835in" fo:keep-together="always"/>
    </style:style>
    <style:style style:name="List_20_-_20_Number_20_2" style:display-name="List - Number 2" style:family="paragraph" style:parent-style-name="Ausenco_20_Normal_20_Indent" style:list-style-name="Outline">
      <style:paragraph-properties fo:margin-top="0.0835in" fo:margin-bottom="0.0835in" fo:keep-together="always"/>
    </style:style>
    <style:style style:name="List_20_-_20_Number_20_3" style:display-name="List - Number 3" style:family="paragraph" style:parent-style-name="Ausenco_20_Normal_20_Indent" style:list-style-name="Outline">
      <style:paragraph-properties fo:margin-top="0.0835in" fo:margin-bottom="0.0835in" fo:keep-together="always"/>
    </style:style>
    <style:style style:name="Table_20_Text_20_-_20_Paragraph" style:display-name="Table Text - Paragraph" style:family="paragraph" style:default-outline-level="" style:list-style-name="">
      <style:paragraph-properties fo:margin-top="0.0835in" fo:margin-bottom="0.0835in" fo:line-height="100%" fo:orphans="2" fo:widows="2" style:writing-mode="lr-tb"/>
      <style:text-properties style:use-window-font-color="true" style:font-name="Arial" fo:font-size="9pt" style:font-name-asian="Times New Roman" style:font-size-asian="9pt" style:language-asian="en" style:country-asian="AU" style:font-name-complex="Times New Roman" style:font-size-complex="12pt"/>
    </style:style>
    <style:style style:name="Table_20_Text_20_-_20_List" style:display-name="Table Text - List" style:family="paragraph" style:parent-style-name="Table_20_Text_20_-_20_Paragraph" style:default-outline-level="" style:list-style-name="">
      <style:paragraph-properties fo:margin-top="0.028in" fo:margin-bottom="0.028in"/>
    </style:style>
    <style:style style:name="Table_20_-_20_List_20_-_20_Bullet_20_1" style:display-name="Table - List - Bullet 1" style:family="paragraph" style:parent-style-name="Table_20_Text_20_-_20_List" style:default-outline-level="" style:list-style-name="">
      <style:paragraph-properties fo:margin-top="0.028in" fo:margin-bottom="0in" fo:keep-together="always"/>
    </style:style>
    <style:style style:name="Table_20_-_20_List_20_-_20_Bullet_20_2" style:display-name="Table - List - Bullet 2" style:family="paragraph" style:parent-style-name="Table_20_Text_20_-_20_List" style:default-outline-level="" style:list-style-name="">
      <style:paragraph-properties fo:margin-top="0.028in" fo:margin-bottom="0in" fo:keep-together="always"/>
    </style:style>
    <style:style style:name="Table_20_-_20_List_20_-_20_Bullet_20_3" style:display-name="Table - List - Bullet 3" style:family="paragraph" style:parent-style-name="Table_20_-_20_List_20_-_20_Bullet_20_2" style:default-outline-level="" style:list-style-name=""/>
    <style:style style:name="Table_20_-_20_List_20_-_20_Number_20_1" style:display-name="Table - List - Number 1" style:family="paragraph" style:parent-style-name="Table_20_Text_20_-_20_List" style:default-outline-level="1" style:list-style-name="Outline">
      <style:paragraph-properties fo:margin-top="0.028in" fo:margin-bottom="0in" fo:keep-together="always"/>
    </style:style>
    <style:style style:name="Table_20_-_20_List_20_-_20_Number_20_2" style:display-name="Table - List - Number 2" style:family="paragraph" style:parent-style-name="Table_20_Text_20_-_20_List" style:default-outline-level="2" style:list-style-name="Outline">
      <style:paragraph-properties fo:margin-top="0.028in" fo:margin-bottom="0in"/>
    </style:style>
    <style:style style:name="Table_20_-_20_List_20_-_20_Number_20_3" style:display-name="Table - List - Number 3" style:family="paragraph" style:parent-style-name="Table_20_Text_20_-_20_List" style:default-outline-level="3" style:list-style-name="Outline">
      <style:paragraph-properties fo:margin-top="0.028in" fo:margin-bottom="0in" fo:keep-together="always"/>
    </style:style>
    <style:style style:name="Title" style:family="paragraph" style:parent-style-name="Ausenco_20_Normal" style:next-style-name="Subtitle" style:default-outline-level="" style:list-style-name="" style:class="chapter">
      <style:paragraph-properties fo:text-align="start" style:justify-single-word="false"/>
      <style:text-properties fo:font-size="30pt" fo:font-weight="bold" style:letter-kerning="true" style:font-size-asian="30pt" style:font-weight-asian="bold" style:font-name-complex="Arial3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.5909in" fo:margin-right="0in" fo:margin-top="0.0835in" fo:margin-bottom="0in" fo:text-align="start" style:justify-single-word="false" fo:text-indent="-0.5909in" style:auto-text-indent="false">
        <style:tab-stops>
          <style:tab-stop style:position="5.7098in" style:type="right"/>
        </style:tab-stops>
      </style:paragraph-properties>
      <style:text-properties fo:font-weight="bold" style:font-name-asian="Times New Roman" style:language-asian="en" style:country-asian="AU" style:font-weight-asian="bold" style:font-name-complex="Times New Roman" style:font-size-complex="12pt"/>
    </style:style>
    <style:style style:name="Contents" style:family="paragraph" style:parent-style-name="Heading" style:default-outline-level="" style:list-style-name=""/>
    <style:style style:name="Part" style:family="paragraph" style:parent-style-name="Heading" style:default-outline-level="" style:list-style-name="">
      <style:text-properties fo:font-size="16pt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margin-top="0.0417in" fo:margin-bottom="0.0417in" fo:line-height="100%" fo:text-align="center" style:justify-single-word="false" fo:orphans="2" fo:widows="2" fo:keep-with-next="always" text:number-lines="false" text:line-number="0" style:writing-mode="lr-tb"/>
      <style:text-properties style:use-window-font-color="true" style:font-name="Arial" fo:font-size="10pt" fo:font-weight="bold" style:font-name-asian="Times New Roman" style:font-size-asian="10pt" style:language-asian="en" style:country-asian="AU" style:font-weight-asian="bold" style:font-name-complex="Times New Roman" style:font-size-complex="12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5909in" fo:margin-right="0in" fo:margin-top="0in" fo:margin-bottom="0in" fo:text-align="start" style:justify-single-word="false" fo:text-indent="-0.5909in" style:auto-text-indent="false">
        <style:tab-stops>
          <style:tab-stop style:position="5.7098in" style:type="right"/>
        </style:tab-stops>
      </style:paragraph-properties>
      <style:text-properties style:font-name-asian="Times New Roman" style:language-asian="en" style:country-asian="AU" style:font-name-complex="Times New Roman" style:font-size-complex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5909in" fo:margin-right="0in" fo:margin-top="0in" fo:margin-bottom="0in" fo:text-align="start" style:justify-single-word="false" fo:text-indent="-0.5909in" style:auto-text-indent="false">
        <style:tab-stops>
          <style:tab-stop style:position="5.7098in"/>
        </style:tab-stops>
      </style:paragraph-properties>
      <style:text-properties style:font-name-asian="Times New Roman" style:language-asian="en" style:country-asian="AU" style:font-name-complex="Times New Roman" style:font-size-complex="12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4583in" fo:margin-right="0in" fo:margin-top="0.1665in" fo:margin-bottom="0.0693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611in" fo:margin-right="0in" fo:margin-top="0.1665in" fo:margin-bottom="0.0693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7638in" fo:margin-right="0in" fo:margin-top="0.1665in" fo:margin-bottom="0.0693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0.9165in" fo:margin-right="0in" fo:margin-top="0.1665in" fo:margin-bottom="0.0693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1.0693in" fo:margin-right="0in" fo:margin-top="0.1665in" fo:margin-bottom="0.0693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222in" fo:margin-right="0in" fo:margin-top="0.1665in" fo:margin-bottom="0.0693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default-outline-level="" style:list-style-name="">
      <style:paragraph-properties fo:margin-top="0.0835in" fo:margin-bottom="0.0835in" fo:text-align="start" style:justify-single-word="false" fo:padding-left="0in" fo:padding-right="0in" fo:padding-top="0.0138in" fo:padding-bottom="0in" fo:border-left="none" fo:border-right="none" fo:border-top="0.0071in solid #00000a" fo:border-bottom="none"/>
      <style:text-properties fo:font-weight="bold" style:font-name-asian="Times New Roman" style:language-asian="en" style:country-asian="AU" style:font-weight-asian="bold" style:font-name-complex="Times New Roman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>
          <style:tab-stop style:position="3.3472in" style:type="center"/>
          <style:tab-stop style:position="6.6937in" style:type="right"/>
        </style:tab-stops>
      </style:paragraph-properties>
      <style:text-properties fo:font-size="6pt" style:font-size-asian="6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 Bold1" fo:font-size="12pt" fo:font-weight="bold" style:letter-kerning="true" style:font-name-asian="Times New Roman" style:font-size-asian="12pt" style:language-asian="en" style:country-asian="AU" style:font-weight-asian="bold" style:font-name-complex="Arial3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size="10pt" fo:font-weight="bold" style:font-name-asian="Times New Roman" style:font-size-asian="10pt" style:language-asian="en" style:country-asian="AU" style:font-weight-asian="bold" style:font-name-complex="Arial3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size="10pt" fo:font-weight="bold" style:font-name-asian="Times New Roman" style:font-size-asian="10pt" style:language-asian="en" style:country-asian="AU" style:font-weight-asian="bold" style:font-name-complex="Arial3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size="10pt" style:font-name-asian="Times New Roman" style:font-size-asian="10pt" style:language-asian="en" style:country-asian="AU" style:font-name-complex="Times New Roman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color="#4a0b16" style:font-name="Arial"/>
    </style:style>
    <style:style style:name="Heading_20_6_20_Char" style:display-name="Heading 6 Char" style:family="text" style:parent-style-name="Default_20_Paragraph_20_Font">
      <style:text-properties fo:color="#4a0b16" style:font-name="Arial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Arial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Arial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Arial" fo:font-size="10pt" fo:font-style="italic" style:font-size-asian="10pt" style:font-style-asian="italic" style:font-size-complex="10pt" style:font-style-complex="italic"/>
    </style:style>
    <style:style style:name="Title_20_Char" style:display-name="Title Char" style:family="text" style:parent-style-name="Default_20_Paragraph_20_Font">
      <style:text-properties style:font-name="Arial" fo:font-size="30pt" fo:font-weight="bold" style:letter-kerning="true" style:font-name-asian="Times New Roman" style:font-size-asian="30pt" style:language-asian="en" style:country-asian="AU" style:font-weight-asian="bold" style:font-name-complex="Arial3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ooter_20_Char" style:display-name="Footer Char" style:family="text" style:parent-style-name="Default_20_Paragraph_20_Font">
      <style:text-properties style:font-name="Arial" fo:font-size="6pt" style:font-size-asian="6pt"/>
    </style:style>
    <style:style style:name="Header_20_Char" style:display-name="Header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Arial3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outline-level-style>
      <text:outline-level-style text:level="3" style:num-suffix="." style:num-format="i" text:display-levels="2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909in" fo:text-indent="0.1972in" fo:margin-left="0.3937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9846in" fo:text-indent="0.5909in" fo:margin-left="0.3937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0.9846in" fo:margin-left="0.3937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346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346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1.62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1.62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909in" fo:text-indent="0.1972in" fo:margin-left="0.3937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9846in" fo:text-indent="0.5909in" fo:margin-left="0.3937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0.9846in" fo:margin-left="0.3937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909in" fo:text-indent="0.1972in" fo:margin-left="0.3937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9846in" fo:text-indent="0.5909in" fo:margin-left="0.3937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0.9846in" fo:margin-left="0.3937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3783in" fo:text-indent="-0.3937in" fo:margin-left="1.3783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1.772in" fo:text-indent="-0.3937in" fo:margin-left="1.7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1819in" fo:text-indent="-0.5909in" fo:margin-left="1.181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909in" fo:text-indent="-0.7in" fo:margin-left="1.290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3909in" fo:text-indent="-0.8in" fo:margin-left="1.390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4909in" fo:text-indent="-0.9in" fo:margin-left="1.490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909in" fo:text-indent="-1in" fo:margin-left="1.59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6909in" fo:text-indent="-1.1in" fo:margin-left="1.6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3783in" fo:text-indent="-0.3937in" fo:margin-left="1.3783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1.772in" fo:text-indent="-0.3937in" fo:margin-left="1.7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1819in" fo:text-indent="-0.5909in" fo:margin-left="1.181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909in" fo:text-indent="-0.7in" fo:margin-left="1.290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3909in" fo:text-indent="-0.8in" fo:margin-left="1.390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4909in" fo:text-indent="-0.9in" fo:margin-left="1.490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909in" fo:text-indent="-1in" fo:margin-left="1.59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6909in" fo:text-indent="-1.1in" fo:margin-left="1.6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846in" fo:text-indent="-0.3937in" fo:margin-left="0.9846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3783in" fo:text-indent="-0.3937in" fo:margin-left="1.3783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1.772in" fo:text-indent="-0.3937in" fo:margin-left="1.7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1819in" fo:text-indent="-0.5909in" fo:margin-left="1.181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909in" fo:text-indent="-0.7in" fo:margin-left="1.2909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3909in" fo:text-indent="-0.8in" fo:margin-left="1.390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4909in" fo:text-indent="-0.9in" fo:margin-left="1.490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5909in" fo:text-indent="-1in" fo:margin-left="1.59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6909in" fo:text-indent="-1.1in" fo:margin-left="1.69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3783in" fo:margin-bottom="1.1811in" fo:margin-left="1.3783in" fo:margin-right="0.3937in" style:writing-mode="lr-tb" style:layout-grid-color="#c0c0c0" style:layout-grid-lines="3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n-Gerald Olivares</meta:initial-creator>
    <dc:creator>Yves Bossel</dc:creator>
    <meta:editing-cycles>4</meta:editing-cycles>
    <meta:creation-date>2016-07-01T21:57:00</meta:creation-date>
    <dc:date>2016-07-02T10:36:40</dc:date>
    <meta:editing-duration>PT1H20M10S</meta:editing-duration>
    <meta:generator>OpenOffice/4.1.2$Unix OpenOffice.org_project/412m3$Build-9782</meta:generator>
    <meta:document-statistic meta:table-count="0" meta:image-count="0" meta:object-count="0" meta:page-count="10" meta:paragraph-count="139" meta:word-count="1357" meta:character-count="8100"/>
    <meta:user-defined meta:name="AppVersion">15.0000</meta:user-defined>
    <meta:user-defined meta:name="Company">Ausen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